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1cf4c9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1f68ad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218aaf" officeooo:paragraph-rsid="00218aaf" style:font-size-asian="12.25pt" style:font-weight-asian="bold" style:font-size-complex="14pt" style:font-weight-complex="bold"/>
    </style:style>
    <style:style style:name="P6" style:family="paragraph" style:parent-style-name="Hanging_20_indent">
      <style:text-properties officeooo:paragraph-rsid="0022fdc6"/>
    </style:style>
    <style:style style:name="P7" style:family="paragraph" style:parent-style-name="Hanging_20_indent">
      <style:text-properties officeooo:paragraph-rsid="00235c0c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22fdc6" officeooo:paragraph-rsid="0022fdc6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e64c1" officeooo:paragraph-rsid="001e64c1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2fdc6" officeooo:paragraph-rsid="0022fdc6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2fdc6" officeooo:paragraph-rsid="0022fdc6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2fdc6" officeooo:paragraph-rsid="0022fdc6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2fdc6" officeooo:paragraph-rsid="0022fdc6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1cf4c9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35c0c" officeooo:paragraph-rsid="00235c0c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35c0c" officeooo:paragraph-rsid="00235c0c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35c0c" officeooo:paragraph-rsid="00235c0c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35c0c" officeooo:paragraph-rsid="00235c0c" style:font-size-asian="8.75pt" style:font-weight-asian="bold" style:font-size-complex="10pt" style:font-weight-complex="bold"/>
    </style:style>
    <style:style style:name="P19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Liberation Mono" fo:font-size="10pt" fo:font-weight="bold" officeooo:rsid="00235c0c" officeooo:paragraph-rsid="00235c0c" style:font-size-asian="8.75pt" style:font-weight-asian="bold" style:font-size-complex="10pt" style:font-weight-complex="bold"/>
    </style:style>
    <style:style style:name="P20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552e9" officeooo:paragraph-rsid="002552e9" style:font-size-asian="8.75pt" style:font-weight-asian="bold" style:font-size-complex="10pt" style:font-weight-complex="bold"/>
    </style:style>
    <style:style style:name="P21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552e9" officeooo:paragraph-rsid="002552e9" style:font-size-asian="8.75pt" style:font-weight-asian="bold" style:font-size-complex="10pt" style:font-weight-complex="bold"/>
    </style:style>
    <style:style style:name="P22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552e9" officeooo:paragraph-rsid="002552e9" style:font-size-asian="8.75pt" style:font-weight-asian="bold" style:font-size-complex="10pt" style:font-weight-complex="bold"/>
    </style:style>
    <style:style style:name="P23" style:family="paragraph" style:parent-style-name="Standard">
      <style:paragraph-properties fo:line-height="115%" fo:text-align="center" style:justify-single-word="false"/>
      <style:text-properties style:font-name="Liberation Mono" fo:font-size="10pt" style:text-underline-style="wave" style:text-underline-width="auto" style:text-underline-color="font-color" fo:font-weight="bold" officeooo:rsid="00235c0c" officeooo:paragraph-rsid="00235c0c" style:font-size-asian="8.75pt" style:font-weight-asian="bold" style:font-size-complex="10pt" style:font-weight-complex="bold"/>
    </style:style>
    <style:style style:name="T1" style:family="text">
      <style:text-properties officeooo:rsid="0022fdc6"/>
    </style:style>
    <style:style style:name="T2" style:family="text">
      <style:text-properties officeooo:rsid="00235c0c"/>
    </style:style>
    <style:style style:name="T3" style:family="text">
      <style:text-properties officeooo:rsid="002552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RONT END – PART 2</text:p>
      <text:p text:style-name="P8">OBJECTS AND TIMING EVENTS</text:p>
      <text:p text:style-name="P2"/>
      <text:p text:style-name="P3">(Collection)</text:p>
      <text:p text:style-name="P9">1. Javascript object is collection of -</text:p>
      <text:p text:style-name="Hanging_20_indent"><text:span text:style-name="T1">a) </text:span>values<text:tab/><text:tab/><text:tab/><text:tab/><text:tab/><text:tab/><text:tab/><text:span text:style-name="T1">b) </text:span>variables</text:p>
      <text:p text:style-name="Hanging_20_indent"><text:span text:style-name="T1">c) </text:span>properties<text:tab/><text:tab/><text:tab/><text:tab/><text:tab/><text:tab/><text:span text:style-name="T1">d) </text:span>none of the above</text:p>
      <text:p text:style-name="P4"/>
      <text:p text:style-name="P10">(Correct Statement(s) About Object)</text:p>
      <text:p text:style-name="P11">2. What is true about JavaScript objects?</text:p>
      <text:p text:style-name="Hanging_20_indent"><text:span text:style-name="T1">a) </text:span>they are mutable<text:tab/><text:tab/><text:tab/><text:tab/><text:tab/><text:tab/><text:span text:style-name="T1">b) </text:span>they are immutable</text:p>
      <text:p text:style-name="Hanging_20_indent"><text:span text:style-name="T1">c) </text:span>they are created with curly brackets i.e. { }<text:tab/><text:tab/><text:tab/><text:span text:style-name="T1">d) </text:span>they are collection of key value pair(s)</text:p>
      <text:p text:style-name="Hanging_20_indent"><text:span text:style-name="T1">e) </text:span>the values are of same data type</text:p>
      <text:p text:style-name="P10"/>
      <text:p text:style-name="P10">(What is It)</text:p>
      <text:p text:style-name="P11">3. Consider the following code snippet -</text:p>
      <text:p text:style-name="P12"/>
      <text:p text:style-name="P12">var person = {</text:p>
      <text:p text:style-name="P12"><text:s text:c="4"/>name: "Jack",</text:p>
      <text:p text:style-name="P12"><text:s text:c="4"/>age: 50</text:p>
      <text:p text:style-name="P12">};</text:p>
      <text:p text:style-name="P12"/>
      <text:p text:style-name="P13">What is 'age: 50' written in the above object 'person'?</text:p>
      <text:p text:style-name="Hanging_20_indent"><text:span text:style-name="T1">a) </text:span>Value<text:tab/><text:tab/><text:tab/><text:tab/><text:tab/><text:tab/><text:tab/><text:span text:style-name="T1">b) </text:span>property</text:p>
      <text:p text:style-name="Hanging_20_indent"><text:span text:style-name="T1">c) </text:span>variable<text:tab/><text:tab/><text:tab/><text:tab/><text:tab/><text:tab/><text:tab/><text:span text:style-name="T1">d) </text:span>none of the above</text:p>
      <text:p text:style-name="P10"/>
      <text:p text:style-name="P10">(Access Object Value)</text:p>
      <text:p text:style-name="P11">4. Which among these is/are the correct way of accessing value of an object using a key(whose name is a valid identifier)?</text:p>
      <text:p text:style-name="Hanging_20_indent"><text:span text:style-name="T1">a) </text:span>object.key<text:tab/><text:tab/><text:tab/><text:tab/><text:span text:style-name="T1">b) </text:span>object(key)<text:tab/><text:tab/><text:tab/><text:tab/><text:span text:style-name="T1">c) </text:span>object["key"]</text:p>
      <text:p text:style-name="Hanging_20_indent"><text:span text:style-name="T1">d) </text:span>object.(key)<text:tab/><text:tab/><text:tab/><text:tab/><text:span text:style-name="T1">e) </text:span>object[key]</text:p>
      <text:p text:style-name="P10"/>
      <text:p text:style-name="P10">(Access 3rd Key)</text:p>
      <text:p text:style-name="P11">5. An object is given as -</text:p>
      <text:p text:style-name="P12"/>
      <text:p text:style-name="P12">var obj = {</text:p>
      <text:p text:style-name="P12"><text:s text:c="4"/>key1: value1,</text:p>
      <text:p text:style-name="P12"><text:s text:c="4"/>key2: value2</text:p>
      <text:p text:style-name="P12">}</text:p>
      <text:p text:style-name="P12"/>
      <text:p text:style-name="P11">What will be the output when you enter "obj.key3" on the console?</text:p>
      <text:p text:style-name="Hanging_20_indent"><text:span text:style-name="T1">a) </text:span>value3<text:tab/><text:tab/><text:tab/><text:tab/><text:tab/><text:tab/><text:tab/><text:span text:style-name="T1">b) </text:span>undefined</text:p>
      <text:p text:style-name="Hanging_20_indent"><text:span text:style-name="T1">c) </text:span>null<text:tab/><text:tab/><text:tab/><text:tab/><text:tab/><text:tab/><text:tab/><text:span text:style-name="T1">d) </text:span>Error - key3 is not defined</text:p>
      <text:p text:style-name="P10"/>
      <text:p text:style-name="P10">(Delete Property)</text:p>
      <text:p text:style-name="P11">6. Which of the following will delete 'property' of an 'object'?</text:p>
      <text:p text:style-name="Hanging_20_indent"><text:span text:style-name="T1">a) </text:span>delete object.property<text:tab/><text:tab/><text:tab/><text:tab/><text:tab/><text:span text:style-name="T1">b) </text:span>del object.property</text:p>
      <text:p text:style-name="Hanging_20_indent"><text:soft-page-break/><text:span text:style-name="T1">c) </text:span>remove object.property<text:tab/><text:tab/><text:tab/><text:tab/><text:tab/><text:span text:style-name="T1">d) </text:span>none of the above</text:p>
      <text:p text:style-name="P10"/>
      <text:p text:style-name="P10">(Print Keys)</text:p>
      <text:p text:style-name="P11">7. Which of the following 'for' loop(s) will print the keys of an object 'obj' containing 'n' properties?</text:p>
      <text:p text:style-name="Hanging_20_indent"><text:span text:style-name="T1">a) </text:span>for(var i=0; i&lt;n; ++i) { console.log(obj[i]) }<text:tab/><text:tab/><text:tab/><text:span text:style-name="T1">b) </text:span>for(var i in obj) { console.log(i) }</text:p>
      <text:p text:style-name="Hanging_20_indent"><text:span text:style-name="T1">c) </text:span>for(var i in obj) { console.log(obj[i]) }<text:tab/><text:tab/><text:tab/><text:span text:style-name="T1">d) </text:span>none of the above</text:p>
      <text:p text:style-name="P10"/>
      <text:p text:style-name="P10">(Access Nested Values)</text:p>
      <text:p text:style-name="P11">8. Which among these is/are the correct way of accessing values of nested objects ?</text:p>
      <text:p text:style-name="P6"><text:span text:style-name="T1">a) </text:span>object.key1.key2<text:tab/><text:tab/><text:tab/><text:tab/><text:tab/><text:tab/><text:span text:style-name="T1">b) </text:span>object.value.value</text:p>
      <text:p text:style-name="P6"><text:span text:style-name="T1">c) </text:span>object["key1"]["key2"]<text:tab/><text:tab/><text:tab/><text:tab/><text:tab/><text:span text:style-name="T1">d) </text:span>object.key1["key2"]</text:p>
      <text:p text:style-name="Hanging_20_indent"><text:span text:style-name="T1">e) </text:span>object.[key1].key2<text:tab/><text:tab/><text:tab/><text:tab/><text:tab/><text:span text:style-name="T1">f) </text:span>object.key1.[key2]</text:p>
      <text:p text:style-name="P10"/>
      <text:p text:style-name="P10">(Array of Keys)</text:p>
      <text:p text:style-name="P11">9. Which of the following will return an array of keys of an object 'vehicle'?</text:p>
      <text:p text:style-name="Hanging_20_indent"><text:span text:style-name="T1">a) </text:span>vehicle.getKeys();<text:tab/><text:tab/><text:tab/><text:tab/><text:tab/><text:tab/><text:span text:style-name="T1">b) </text:span>vehicle.getOwnPropertyNames();</text:p>
      <text:p text:style-name="Hanging_20_indent"><text:span text:style-name="T1">c) </text:span>Object.keys(vehicle);<text:tab/><text:tab/><text:tab/><text:tab/><text:tab/><text:span text:style-name="T1">d) </text:span>Object.getOwnPropertyNames(vehicle);</text:p>
      <text:p text:style-name="P10"/>
      <text:p text:style-name="P10">(Run Function)</text:p>
      <text:p text:style-name="P11">10. Which of the method will run a function 'abc' after 5 seconds?</text:p>
      <text:p text:style-name="Hanging_20_indent"><text:span text:style-name="T1">a) </text:span>setTimeOut(abc, 5000);<text:tab/><text:tab/><text:tab/><text:tab/><text:tab/><text:span text:style-name="T1">b) </text:span>window.setTimeout(abc, 5000);</text:p>
      <text:p text:style-name="Hanging_20_indent"><text:span text:style-name="T1">c) </text:span>Function.setTimeout(abc, 5000);<text:tab/><text:tab/><text:tab/><text:tab/><text:span text:style-name="T1">d) </text:span>none of the above</text:p>
      <text:p text:style-name="P10"/>
      <text:p text:style-name="P10">(Repeat Execution)</text:p>
      <text:p text:style-name="P11">11. Which of the following will repeat execution of a function 'rotate'?</text:p>
      <text:p text:style-name="P6"><text:span text:style-name="T1">a) </text:span>setTimeout(rotate, 1000);<text:tab/><text:tab/><text:tab/><text:span text:style-name="T1">b) </text:span>setTimeout(rotate);<text:tab/><text:tab/><text:tab/><text:span text:style-name="T1">c) </text:span>setInterval(rotate);</text:p>
      <text:p text:style-name="P6"><text:span text:style-name="T1">d) </text:span>setIntervalTime(rotate, 1000);<text:tab/><text:tab/><text:span text:style-name="T1">e) </text:span>setInterval(rotate, 1000);</text:p>
      <text:p text:style-name="P10"/>
      <text:p text:style-name="P10">(Stop Execution)</text:p>
      <text:p text:style-name="P11">12. Which of the following method is used to stop the execution of the below code?</text:p>
      <text:p text:style-name="P12"/>
      <text:p text:style-name="P12">setInterval(functionName, 1000);</text:p>
      <text:p text:style-name="P12"/>
      <text:p text:style-name="Hanging_20_indent"><text:span text:style-name="T1">a) </text:span>clearInterval(functionName);<text:tab/><text:tab/><text:tab/><text:tab/><text:span text:style-name="T1">b) </text:span>clearInterval(functionName, 1000);</text:p>
      <text:p text:style-name="Hanging_20_indent"><text:span text:style-name="T1">c) </text:span>the execution cannot be stopped<text:tab/><text:tab/><text:tab/><text:tab/><text:span text:style-name="T1">d) </text:span>none of the above</text:p>
      <text:p text:style-name="P10"/>
      <text:p text:style-name="P10">(Spread Opertaor)</text:p>
      <text:p text:style-name="P11">13. Consider the following object. What happens when we spread into a new object and change the firstName property of the object?</text:p>
      <text:p text:style-name="P12"/>
      <text:p text:style-name="P12">let obj1 = { firstName: 'James' };</text:p>
      <text:p text:style-name="P12">let obj2 = {...obj1};</text:p>
      <text:p text:style-name="P12">obj2.firstName = 'John';</text:p>
      <text:p text:style-name="P12"><text:soft-page-break/>console.log(obj1);</text:p>
      <text:p text:style-name="P12"/>
      <text:p text:style-name="Hanging_20_indent"><text:span text:style-name="T1">a) </text:span>{ firstName: "John" }<text:tab/><text:tab/><text:tab/><text:tab/><text:tab/><text:span text:style-name="T1">b) </text:span>{ firstName: "James" }</text:p>
      <text:p text:style-name="Hanging_20_indent"><text:span text:style-name="T1">c) </text:span>Type Error<text:tab/><text:tab/><text:tab/><text:tab/><text:tab/><text:tab/><text:span text:style-name="T1">d) </text:span>None of these</text:p>
      <text:p text:style-name="P10"/>
      <text:p text:style-name="P10">(Purpose of map())</text:p>
      <text:p text:style-name="P11">14. The main purpose of the array map() function is that-</text:p>
      <text:p text:style-name="Hanging_20_indent"><text:span text:style-name="T1">a) </text:span>It maps the elements of another array into itself.</text:p>
      <text:p text:style-name="Hanging_20_indent"><text:span text:style-name="T1">b) </text:span>It passes each element of the array and returns the necessary mapped elements.</text:p>
      <text:p text:style-name="Hanging_20_indent"><text:span text:style-name="T1">c) </text:span>It passes each element of the array on which it is invoked to the function you specify and returns an array containing the values returned by that function.</text:p>
      <text:p text:style-name="Hanging_20_indent"><text:span text:style-name="T1">d) </text:span>It passes the elements of the array into another array.</text:p>
      <text:p text:style-name="P10"/>
      <text:p text:style-name="P10">(Find Output)</text:p>
      <text:p text:style-name="P11">15. What will be the output of the following code ?</text:p>
      <text:p text:style-name="P12"/>
      <text:p text:style-name="P12">var array = [1, 2, 3, 4, 5, 6, 7, 8, 9, 10, 11, 12, 13, 14, 15];</text:p>
      <text:p text:style-name="P12">var myArr= array.filter(v =&gt; v % 3 === 0);</text:p>
      <text:p text:style-name="P12">console.log(myArr);</text:p>
      <text:p text:style-name="P12"/>
      <text:p text:style-name="Hanging_20_indent"><text:span text:style-name="T1">a) </text:span>myArr<text:tab/><text:tab/><text:tab/><text:tab/><text:tab/><text:tab/><text:tab/><text:span text:style-name="T1">b) </text:span>[3, 6, 9, 12, 15]</text:p>
      <text:p text:style-name="Hanging_20_indent"><text:span text:style-name="T1">c) </text:span>[1, 2, 3, 4, 5, 6, 7, 8, 9, 10, 11, 12, 13, 14, 15]<text:tab/><text:tab/><text:span text:style-name="T1">d) </text:span>[1, 2, 4, 5, 7, 8, 10, 11, 13, 14]</text:p>
      <text:p text:style-name="P10"/>
      <text:p text:style-name="P23">ASSIGNMENT</text:p>
      <text:p text:style-name="P10"/>
      <text:p text:style-name="P10">(Create Empty Object)</text:p>
      <text:p text:style-name="P15">16. Which of the following will create an empty object?</text:p>
      <text:p text:style-name="Hanging_20_indent"><text:span text:style-name="T2">a) </text:span>var obj<text:tab/><text:tab/><text:tab/><text:tab/><text:tab/><text:tab/><text:tab/><text:span text:style-name="T2">b) </text:span>var obj = {}</text:p>
      <text:p text:style-name="Hanging_20_indent"><text:span text:style-name="T2">c) </text:span>obj = new Object()<text:tab/><text:tab/><text:tab/><text:tab/><text:tab/><text:span text:style-name="T2">d) </text:span>none of the above</text:p>
      <text:p text:style-name="P10"/>
      <text:p text:style-name="P18">(An Empty Object)</text:p>
      <text:p text:style-name="P15">17. Let’s say that you created an empty object 'obj'? What will the below statements print on the console?</text:p>
      <text:p text:style-name="P16"/>
      <text:p text:style-name="P16">obj.key1 = "value1";</text:p>
      <text:p text:style-name="P16">console.log(obj.key1);</text:p>
      <text:p text:style-name="P16"/>
      <text:p text:style-name="Hanging_20_indent"><text:span text:style-name="T2">a) </text:span>undefined<text:tab/><text:tab/><text:tab/><text:tab/><text:tab/><text:tab/><text:span text:style-name="T2">b) </text:span>null</text:p>
      <text:p text:style-name="Hanging_20_indent"><text:span text:style-name="T2">c) </text:span>value1<text:tab/><text:tab/><text:tab/><text:tab/><text:tab/><text:tab/><text:tab/><text:span text:style-name="T2">d) </text:span>Error - key1 does not exist</text:p>
      <text:p text:style-name="P18"/>
      <text:p text:style-name="P18">(Find the Output)</text:p>
      <text:p text:style-name="P15">18. Consider following code snippet -</text:p>
      <text:p text:style-name="P16"/>
      <text:p text:style-name="P16">var student = {</text:p>
      <text:p text:style-name="P16"><text:s text:c="4"/>firstName: "jonathan",</text:p>
      <text:p text:style-name="P16"><text:s text:c="4"/>lastName: "doe"</text:p>
      <text:p text:style-name="P16">}</text:p>
      <text:p text:style-name="P16"><text:soft-page-break/></text:p>
      <text:p text:style-name="P16">delete student.firstName;</text:p>
      <text:p text:style-name="P16">console.log(student.firstName+ " "+ student.lastName);</text:p>
      <text:p text:style-name="P16"/>
      <text:p text:style-name="P17">What is the expected output?</text:p>
      <text:p text:style-name="P7"><text:span text:style-name="T2">a) </text:span>jonathan doe<text:tab/><text:tab/><text:span text:style-name="T2">b) </text:span>undefined doe<text:tab/><text:tab/><text:tab/><text:span text:style-name="T2">c) </text:span>doe <text:tab/><text:tab/><text:tab/><text:tab/><text:span text:style-name="T2">d) </text:span>Error</text:p>
      <text:p text:style-name="P18"/>
      <text:p text:style-name="P18">(Function With Variable Argument)</text:p>
      <text:p text:style-name="P15">19. What is the correct way of declaring a function with variable arguments?</text:p>
      <text:p text:style-name="Hanging_20_indent"><text:span text:style-name="T2">a) </text:span>function functionName( args . . . )<text:tab/><text:tab/><text:tab/><text:tab/><text:span text:style-name="T2">b) </text:span>function functionName( . . . args)</text:p>
      <text:p text:style-name="Hanging_20_indent"><text:span text:style-name="T2">c) </text:span>function functionName( args )<text:tab/><text:tab/><text:tab/><text:tab/><text:span text:style-name="T2">d) </text:span>none of the above</text:p>
      <text:p text:style-name="P18"/>
      <text:p text:style-name="P18">(Print on Console)</text:p>
      <text:p text:style-name="P15">20. What will the following code print on the console?</text:p>
      <text:p text:style-name="P16"/>
      <text:p text:style-name="P16">function abc(arr) {</text:p>
      <text:p text:style-name="P16"><text:s text:c="4"/>var arr2;</text:p>
      <text:p text:style-name="P16"><text:s text:c="4"/>for(i in arr) {</text:p>
      <text:p text:style-name="P16"><text:s text:c="8"/>arr2[i] = i;</text:p>
      <text:p text:style-name="P16"><text:s text:c="4"/>}</text:p>
      <text:p text:style-name="P16"><text:s text:c="4"/>return arr2;</text:p>
      <text:p text:style-name="P16">}</text:p>
      <text:p text:style-name="P16"/>
      <text:p text:style-name="P16">var arr = [12, 56, 48, "hello"];</text:p>
      <text:p text:style-name="P16">console.log(abc(arr)[1]);</text:p>
      <text:p text:style-name="P16"/>
      <text:p text:style-name="Hanging_20_indent"><text:span text:style-name="T2">a) </text:span>56<text:tab/><text:tab/><text:tab/><text:span text:style-name="T2">b) </text:span>1<text:tab/><text:tab/><text:tab/><text:tab/><text:span text:style-name="T2">c) </text:span>12<text:tab/><text:tab/><text:tab/><text:tab/><text:span text:style-name="T2">d) </text:span>error</text:p>
      <text:p text:style-name="P18"/>
      <text:p text:style-name="P18">(Three Objects)</text:p>
      <text:p text:style-name="P15">21. What will the below JavaScript lines print on the console?</text:p>
      <text:p text:style-name="P16"/>
      <text:p text:style-name="P16">var obj1 = {};</text:p>
      <text:p text:style-name="P16">var obj2 = new Object();</text:p>
      <text:p text:style-name="P16">var obj3 = {};</text:p>
      <text:p text:style-name="P16">console.log(obj1==obj2, obj1 == obj3);</text:p>
      <text:p text:style-name="P16"/>
      <text:p text:style-name="Hanging_20_indent"><text:span text:style-name="T2">a) </text:span>true true<text:tab/><text:tab/><text:tab/><text:span text:style-name="T2">b) </text:span>true false<text:tab/><text:tab/><text:tab/><text:span text:style-name="T2">c) </text:span>false false<text:tab/><text:tab/><text:tab/><text:span text:style-name="T2">d) </text:span>false true</text:p>
      <text:p text:style-name="P18"/>
      <text:p text:style-name="P18">(What is Printed)</text:p>
      <text:p text:style-name="P15">22. What will the below code do -</text:p>
      <text:p text:style-name="P16"/>
      <text:p text:style-name="P16">var abc = setInterval(counting, 300);</text:p>
      <text:p text:style-name="P16">var count = 0;</text:p>
      <text:p text:style-name="P16"/>
      <text:p text:style-name="P16">function counting() {</text:p>
      <text:p text:style-name="P16"><text:s text:c="4"/>console.log(count++);</text:p>
      <text:p text:style-name="P16"><text:s text:c="4"/>if(count == 5) {</text:p>
      <text:p text:style-name="P16"><text:s text:c="8"/>clearInterval(abc);</text:p>
      <text:p text:style-name="P16"><text:s text:c="4"/>}</text:p>
      <text:p text:style-name="P16">}</text:p>
      <text:p text:style-name="P16"/>
      <text:p text:style-name="Hanging_20_indent"><text:soft-page-break/><text:span text:style-name="T2">a) </text:span>Print numbers from 1 to 5<text:tab/><text:tab/><text:tab/><text:tab/><text:tab/><text:span text:style-name="T2">b) </text:span>Print numbers from 0 to 4</text:p>
      <text:p text:style-name="Hanging_20_indent"><text:span text:style-name="T2">c) </text:span>Print numbers from 0 to 5<text:tab/><text:tab/><text:tab/><text:tab/><text:tab/><text:span text:style-name="T2">e) </text:span>Print numbers from 1 to 4</text:p>
      <text:p text:style-name="Hanging_20_indent"><text:span text:style-name="T2">e) </text:span>Infinitely print numbers starting from 0</text:p>
      <text:p text:style-name="P18"/>
      <text:p text:style-name="P18">(Find the Output – III)</text:p>
      <text:p text:style-name="P15">23. What will be the output of the following code:</text:p>
      <text:p text:style-name="P16"/>
      <text:p text:style-name="P16">let list = [4, 5, 6];</text:p>
      <text:p text:style-name="P16">for (let i in list) {</text:p>
      <text:p text:style-name="P16"><text:s text:c="3"/>console.log(i); </text:p>
      <text:p text:style-name="P16">}</text:p>
      <text:p text:style-name="P16"/>
      <text:p text:style-name="P16">for (let i of list) {</text:p>
      <text:p text:style-name="P16"><text:s text:c="3"/>console.log(i); </text:p>
      <text:p text:style-name="P16">}</text:p>
      <text:p text:style-name="P16"/>
      <text:p text:style-name="Hanging_20_indent"><text:span text:style-name="T2">a) </text:span>0, 1, 2 and 4, 5, 6<text:tab/><text:tab/><text:tab/><text:tab/><text:tab/><text:tab/><text:span text:style-name="T2">b) </text:span>4, 5, 6 and 0,1, 2</text:p>
      <text:p text:style-name="Hanging_20_indent"><text:span text:style-name="T2">c) </text:span>1, 2, 3 and 4,5,6<text:tab/><text:tab/><text:tab/><text:tab/><text:tab/><text:tab/><text:span text:style-name="T2">d) </text:span>None of these</text:p>
      <text:p text:style-name="P18"/>
      <text:p text:style-name="P18">(Guess the output)</text:p>
      <text:p text:style-name="P15">24. Find the output of the code:</text:p>
      <text:p text:style-name="P16"/>
      <text:p text:style-name="P16">setTimeout(function () {</text:p>
      <text:p text:style-name="P16"><text:s text:c="2"/>console.log("a")</text:p>
      <text:p text:style-name="P16">},20)</text:p>
      <text:p text:style-name="P16">setTimeout(function () {</text:p>
      <text:p text:style-name="P16"><text:s text:c="2"/>console.log("b")</text:p>
      <text:p text:style-name="P16">})</text:p>
      <text:p text:style-name="P16">console.log("c")</text:p>
      <text:p text:style-name="P16"/>
      <text:p text:style-name="Hanging_20_indent"><text:span text:style-name="T2">a) </text:span>a c b<text:tab/><text:tab/><text:tab/><text:span text:style-name="T2">b) </text:span>c a b<text:tab/><text:tab/><text:tab/><text:tab/><text:span text:style-name="T2">c) </text:span>c b a<text:tab/><text:tab/><text:tab/><text:tab/><text:span text:style-name="T2">d) </text:span>b c a</text:p>
      <text:p text:style-name="P18"/>
      <text:p text:style-name="P18">(Output 2)</text:p>
      <text:p text:style-name="P15">25. What will be the output of the following code?</text:p>
      <text:p text:style-name="P16"/>
      <text:p text:style-name="P16">var arr = []</text:p>
      <text:p text:style-name="P16"/>
      <text:p text:style-name="P16">arr.push("hello")</text:p>
      <text:p text:style-name="P16">arr.hello = 0</text:p>
      <text:p text:style-name="P16">var value = 0</text:p>
      <text:p text:style-name="P16">for(var i = 0;i &lt; 5; i++) {</text:p>
      <text:p text:style-name="P16"><text:s text:c="4"/>value = arr[value]</text:p>
      <text:p text:style-name="P16">}</text:p>
      <text:p text:style-name="P16">console.log(value)</text:p>
      <text:p text:style-name="P16"/>
      <text:p text:style-name="Hanging_20_indent"><text:span text:style-name="T2">a) </text:span>0<text:tab/><text:tab/><text:tab/><text:tab/><text:tab/><text:tab/><text:tab/><text:span text:style-name="T2">b) </text:span>hello</text:p>
      <text:p text:style-name="Hanging_20_indent"><text:span text:style-name="T2">c) </text:span>Undefined<text:tab/><text:tab/><text:tab/><text:tab/><text:tab/><text:tab/><text:span text:style-name="T2">d) </text:span>It will give a reference error</text:p>
      <text:p text:style-name="P19"/>
      <text:p text:style-name="P18">(setTimeout())</text:p>
      <text:p text:style-name="P15"><text:soft-page-break/>26. Consider the following function:</text:p>
      <text:p text:style-name="P16"/>
      <text:p text:style-name="P16">function add(a,b,c,d) {</text:p>
      <text:p text:style-name="P16"><text:s text:c="2"/>console.log(a+b+c+d)</text:p>
      <text:p text:style-name="P16">}</text:p>
      <text:p text:style-name="P16"/>
      <text:p text:style-name="P15">If we need to pass the function to setTimeout() that will run after 10 milliseconds, how many arguments will setTimeout take?</text:p>
      <text:p text:style-name="Hanging_20_indent"><text:span text:style-name="T2">a) </text:span>4<text:tab/><text:tab/><text:tab/><text:span text:style-name="T2">b) </text:span>6<text:tab/><text:tab/><text:tab/><text:tab/><text:span text:style-name="T2">c) </text:span>2<text:tab/><text:tab/><text:tab/><text:tab/><text:span text:style-name="T2">d) </text:span>1</text:p>
      <text:p text:style-name="P18"/>
      <text:p text:style-name="P18">(pass by ref)</text:p>
      <text:p text:style-name="P15">27. What would be the output of the following code?</text:p>
      <text:p text:style-name="P16"/>
      <text:p text:style-name="P16">function change1(obj) {</text:p>
      <text:p text:style-name="P16"><text:s text:c="2"/>obj.name = "ninjas"</text:p>
      <text:p text:style-name="P16">}</text:p>
      <text:p text:style-name="P16">function change2(obj) {</text:p>
      <text:p text:style-name="P16"><text:s text:c="2"/>obj = {name: "changed"}</text:p>
      <text:p text:style-name="P16">}</text:p>
      <text:p text:style-name="P16"/>
      <text:p text:style-name="P16">var obj = {name:"coding"}</text:p>
      <text:p text:style-name="P16"/>
      <text:p text:style-name="P16">change1(obj)</text:p>
      <text:p text:style-name="P16">change2(obj)</text:p>
      <text:p text:style-name="P16">console.log(obj.name) <text:s/></text:p>
      <text:p text:style-name="P16"/>
      <text:p text:style-name="Hanging_20_indent"><text:span text:style-name="T3">a) </text:span>coding<text:tab/><text:tab/><text:tab/><text:tab/><text:tab/><text:tab/><text:span text:style-name="T3">b) </text:span>ninjas<text:tab/><text:tab/><text:tab/><text:tab/><text:tab/><text:span text:style-name="T3">c) </text:span>changed</text:p>
      <text:p text:style-name="P18"/>
      <text:p text:style-name="P20">(copying)</text:p>
      <text:p text:style-name="P21">28. What would be the output of the following code?</text:p>
      <text:p text:style-name="P22"/>
      <text:p text:style-name="P22">var d = {h: 2, j: 3}</text:p>
      <text:p text:style-name="P22"/>
      <text:p text:style-name="P22">var e = d</text:p>
      <text:p text:style-name="P22">var f = {...d}</text:p>
      <text:p text:style-name="P22"/>
      <text:p text:style-name="P22">console.log(e === d)</text:p>
      <text:p text:style-name="P22">console.log(f === d)</text:p>
      <text:p text:style-name="P22"/>
      <text:p text:style-name="Hanging_20_indent"><text:span text:style-name="T3">a) </text:span>true false<text:tab/><text:tab/><text:tab/><text:span text:style-name="T3">b) </text:span>false true<text:tab/><text:tab/><text:tab/><text:span text:style-name="T3">c) </text:span>true true<text:tab/><text:tab/><text:tab/><text:span text:style-name="T3">d) </text:span>false false</text:p>
      <text:p text:style-name="P20"/>
      <text:p text:style-name="P20">(copying 2)</text:p>
      <text:p text:style-name="P21">29. what would be the output of the following code?</text:p>
      <text:p text:style-name="P22"/>
      <text:p text:style-name="P22">var d = {h: 2, j: 3}</text:p>
      <text:p text:style-name="P22"/>
      <text:p text:style-name="P22">var e = d</text:p>
      <text:p text:style-name="P22">var f = {...d, j: 4}</text:p>
      <text:p text:style-name="P22"/>
      <text:p text:style-name="P22">console.log(f.h)</text:p>
      <text:p text:style-name="P22">console.log(f.j)</text:p>
      <text:p text:style-name="P22"/>
      <text:p text:style-name="Hanging_20_indent"><text:soft-page-break/><text:span text:style-name="T3">a) </text:span>2 3<text:tab/><text:tab/><text:tab/><text:span text:style-name="T3">b) </text:span>3 4<text:tab/><text:tab/><text:tab/><text:tab/><text:span text:style-name="T3">c) </text:span>2 4<text:tab/><text:tab/><text:tab/><text:tab/><text:span text:style-name="T3">d) </text:span>4 2</text:p>
      <text:p text:style-name="P3"/>
      <text:p text:style-name="P3"/>
      <text:p text:style-name="P3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09:57:48.913143387</meta:creation-date>
    <dc:title>Coding Ninjas A4 Sheet</dc:title>
    <meta:editing-duration>PT3M17S</meta:editing-duration>
    <meta:editing-cycles>2</meta:editing-cycles>
    <meta:generator>LibreOffice/7.3.7.2$Linux_X86_64 LibreOffice_project/30$Build-2</meta:generator>
    <dc:date>2023-02-08T10:27:29.664412633</dc:date>
    <meta:document-statistic meta:table-count="0" meta:image-count="0" meta:object-count="0" meta:page-count="7" meta:paragraph-count="212" meta:word-count="1248" meta:character-count="7174" meta:non-whitespace-character-count="5809"/>
    <meta:template xlink:type="simple" xlink:actuate="onRequest" xlink:title="Coding Ninjas A4 Sheet" xlink:href="../../../../../../../../../../../Templates/Coding%20Ninjas%20MCQ%20A4%20Sheet.ott" meta:date="2023-02-08T09:57:46.566284153"/>
  </office:meta>
</office:document-meta>
</file>